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981a" officeooo:paragraph-rsid="0020981a" style:font-weight-asian="bold" style:font-weight-complex="bold"/>
    </style:style>
    <style:style style:name="P2" style:family="paragraph" style:parent-style-name="Standard">
      <style:text-properties fo:font-weight="bold" officeooo:rsid="001407c0" officeooo:paragraph-rsid="001407c0" style:font-weight-asian="bold" style:font-weight-complex="bold"/>
    </style:style>
    <style:style style:name="P3" style:family="paragraph" style:parent-style-name="Standard">
      <style:text-properties fo:font-weight="normal" officeooo:rsid="0020981a" officeooo:paragraph-rsid="0020981a" style:font-weight-asian="normal" style:font-weight-complex="normal"/>
    </style:style>
    <style:style style:name="P4" style:family="paragraph" style:parent-style-name="Standard">
      <style:text-properties fo:font-weight="bold" officeooo:rsid="0020981a" officeooo:paragraph-rsid="0020981a" style:font-weight-asian="bold" style:font-weight-complex="bold"/>
    </style:style>
    <style:style style:name="P5" style:family="paragraph" style:parent-style-name="Standard">
      <style:text-properties fo:font-weight="bold" officeooo:rsid="001407c0" officeooo:paragraph-rsid="001407c0" style:font-weight-asian="bold" style:font-weight-complex="bold"/>
    </style:style>
    <style:style style:name="P6" style:family="paragraph" style:parent-style-name="Standard" style:list-style-name="L1">
      <style:text-properties fo:font-weight="normal" officeooo:rsid="0021d4d0" officeooo:paragraph-rsid="0021d4d0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21d4d0" officeooo:paragraph-rsid="0021d4d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2947a" officeooo:paragraph-rsid="0022947a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22947a" officeooo:paragraph-rsid="0022947a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22947a" officeooo:paragraph-rsid="0022947a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22947a" officeooo:paragraph-rsid="0022947a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3bb02" officeooo:paragraph-rsid="0023bb02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23bb02" officeooo:paragraph-rsid="0023bb02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3bb02" officeooo:paragraph-rsid="0023bb02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23bb02" officeooo:paragraph-rsid="0023bb02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24ece7" officeooo:paragraph-rsid="0024ece7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24ece7" officeooo:paragraph-rsid="0024ece7" style:font-weight-asian="normal" style:font-weight-complex="normal"/>
    </style:style>
    <style:style style:name="P18" style:family="paragraph" style:parent-style-name="Standard">
      <style:text-properties officeooo:rsid="00254163" officeooo:paragraph-rsid="00254163"/>
    </style:style>
    <style:style style:name="T1" style:family="text">
      <style:text-properties officeooo:rsid="0020981a"/>
    </style:style>
    <style:style style:name="T2" style:family="text">
      <style:text-properties officeooo:rsid="0022947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29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1">3</text:span>L<text:span text:style-name="T1">15</text:span> German</text:p>
      <text:p text:style-name="P2"/>
      <text:p text:style-name="P2"/>
      <text:p text:style-name="P1">Graded Speaking: Question and Answer</text:p>
      <text:p text:style-name="P1"/>
      <text:p text:style-name="P1"><text:tab/>Ask yourself 5 questions using “du” and the question words</text:p>
      <text:p text:style-name="P3"/>
      <text:list xml:id="list6807648572131676433" text:style-name="L4">
        <text:list-item>
          <text:p text:style-name="P7">Was <text:span text:style-name="T4">machst </text:span>du gern?</text:p>
        </text:list-item>
        <text:list-item>
          <text:p text:style-name="P7">Was <text:span text:style-name="T4">machst </text:span>du nicht gern?</text:p>
        </text:list-item>
        <text:list-item>
          <text:p text:style-name="P10">Wann <text:span text:style-name="T4">kocht</text:span> du?</text:p>
        </text:list-item>
        <text:list-item>
          <text:p text:style-name="P10">Wo l<text:span text:style-name="T4">[</text:span>a<text:span text:style-name="T4">]</text:span>uf<text:span text:style-name="T4">t du</text:span>? <text:span text:style-name="T4">(loift)</text:span></text:p>
        </text:list-item>
        <text:list-item>
          <text:p text:style-name="P10">Warum <text:span text:style-name="T4">schreibt</text:span> du? <text:span text:style-name="T4">shroybst</text:span></text:p>
        </text:list-item>
      </text:list>
      <text:p text:style-name="P3"/>
      <text:p text:style-name="P3"><text:tab/><text:span text:style-name="T3">..</text:span></text:p>
      <text:p text:style-name="P3"/>
      <text:p text:style-name="P3"><text:tab/><text:span text:style-name="T3">Answer the 5 questions</text:span></text:p>
      <text:p text:style-name="P3"/>
      <text:list xml:id="list4685728406547334475" text:style-name="L5">
        <text:list-item>
          <text:p text:style-name="P11">Ich habe Winter gern.</text:p>
        </text:list-item>
        <text:list-item>
          <text:p text:style-name="P11">Ich habe Frühling nicht gern.</text:p>
        </text:list-item>
        <text:list-item>
          <text:p text:style-name="P14"><text:span text:style-name="T2">I</text:span>ch koche um ein Uhr.</text:p>
        </text:list-item>
        <text:list-item>
          <text:p text:style-name="P14">Ich laufe im Park.</text:p>
        </text:list-item>
        <text:list-item>
          <text:p text:style-name="P14">Ich schreibe <text:span text:style-name="T4">gern</text:span>. <text:span text:style-name="T4">Sch rye ben</text:span></text:p>
        </text:list-item>
      </text:list>
      <text:p text:style-name="P3"/>
      <text:p text:style-name="P3"><text:tab/><text:span text:style-name="T3">..</text:span></text:p>
      <text:p text:style-name="P3"/>
      <text:p text:style-name="P1"><text:tab/>Ask your teacher 5 questions using formal “you”</text:p>
      <text:p text:style-name="P1"/>
      <text:list xml:id="list3670741307731686027" text:style-name="L6">
        <text:list-item>
          <text:p text:style-name="P15">Was <text:span text:style-name="T4">machen</text:span> Sie gern?</text:p>
        </text:list-item>
        <text:list-item>
          <text:p text:style-name="P15">Was <text:span text:style-name="T4">machen</text:span> Sie nicht gern?</text:p>
        </text:list-item>
        <text:list-item>
          <text:p text:style-name="P15">Wo sind Sie?</text:p>
        </text:list-item>
        <text:list-item>
          <text:p text:style-name="P17"><text:span text:style-name="T4">Reisen </text:span>Sie?</text:p>
        </text:list-item>
        <text:list-item>
          <text:p text:style-name="P17">Ha<text:span text:style-name="T4">ben</text:span> Sie Winter gern? </text:p>
        </text:list-item>
      </text:list>
      <text:p text:style-name="P1"/>
      <text:p text:style-name="P1"><text:tab/>..</text:p>
      <text:p text:style-name="P1"/>
      <text:p text:style-name="P1">.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9T13:39:00.312814005</dc:date>
    <meta:editing-duration>PT1H44M41S</meta:editing-duration>
    <meta:editing-cycles>14</meta:editing-cycles>
    <meta:generator>LibreOffice/4.4.7.2$Linux_X86_64 LibreOffice_project/40$Build-2</meta:generator>
    <meta:document-statistic meta:table-count="0" meta:image-count="0" meta:object-count="0" meta:page-count="1" meta:paragraph-count="24" meta:word-count="110" meta:character-count="537" meta:non-whitespace-character-count="459"/>
  </office:meta>
</office:document-meta>
</file>